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2.6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nd C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Different Synta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Halt computer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Load Immediate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← C</text:p>
          </table:table-cell>
          <table:table-cell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+ C</text:p>
          </table:table-cell>
          <table:table-cell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tore Byte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[B&lt;&lt;4|C] ←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B [B:C] A e.g. SB [r0:r1] r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10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oad Byte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[B&lt;&lt;4|C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LB [B:C</text:span>] A e.g. LB [r0:r1] r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1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1</text:p>
          </table:table-cell>
          <table:table-cell table:number-columns-repeated="16383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7:10:19.9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0T18:36:14.061000000</dc:date>
    <meta:editing-duration>PT3H45M45S</meta:editing-duration>
    <meta:editing-cycles>13</meta:editing-cycles>
    <meta:document-statistic meta:table-count="1" meta:cell-count="62" meta:object-count="0"/>
  </office:meta>
</office:document-meta>
</file>